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まあみろ、ざまあみろと何度もつふやいた。</text:p>
      <text:p text:style-name="P1">幻覚は去った。</text:p>
      <text:p text:style-name="P1">しかし出を幻覚と入り交じって追っていた現実があった。その現実は男の意識が醒めて も幻覚とともに±っていってはくれない。</text:p>
      <text:p text:style-name="P1">現実とは男が幻覚に苦しみながらも逃走する理巾、追跡者の存在である。</text:p>
      <text:p text:style-name="P1">「あぁん、アンタは……ちぇ、追いつめたのは安いほうの賞金首かい。おい、あたしがわ</text:p>
      <text:p text:style-name="P1"><text:s/>かるかい、九力とんで五+チッフ」</text:p>
      <text:p text:style-name="P1">先ほどまで二重にも三重にも輪郭がぼやけて歪んでいた男の視界はすでに！；復している。 かけられた一一一日葉に男が充血しきった口を路地の暗闇にこらすと、ひとつの影が路地からに </text:p>
      <text:p text:style-name="P1">じみ出てくるのが映った。</text:p>
      <text:p text:style-name="P1">「オノヱは幻覚じゃあねぇょうだな……くそったれハンタ—め」</text:p>
      <text:p text:style-name="P1">闇から人型に切り取られたょうな影は、路面を打つ固い足音とともにゆっくりと路地の</text:p>
      <text:p text:style-name="P1"><text:s/>奥から歩み出てくる。そして丸めた赏金萏リストを足元に落とすとくしゃりとそれを踏み</text:p>
      <text:p text:style-name="P1"><text:s/>潰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23:28.55</dc:date>
    <meta:editing-duration>PT17H19M39S</meta:editing-duration>
    <meta:editing-cycles>10</meta:editing-cycles>
    <meta:generator>OpenOffice/4.1.1$Win32 OpenOffice.org_project/411m6$Build-9775</meta:generator>
    <meta:document-statistic meta:table-count="0" meta:image-count="0" meta:object-count="0" meta:page-count="1" meta:paragraph-count="12" meta:word-count="382" meta:character-count="388"/>
  </office:meta>
</office:document-meta>
</file>